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automatic-styles>
    <style:style style:name="Table77" style:family="table">
      <style:table-properties style:width="6.6896in" table:align="left" style:may-break-between-rows="false"/>
    </style:style>
    <style:style style:name="Table77.A" style:family="table-column">
      <style:table-column-properties style:column-width="0.8563in"/>
    </style:style>
    <style:style style:name="Table77.B" style:family="table-column">
      <style:table-column-properties style:column-width="1.4583in"/>
    </style:style>
    <style:style style:name="Table77.A1" style:family="table-cell">
      <style:table-cell-properties fo:padding="0.0382in" fo:border="none"/>
    </style:style>
    <style:style style:name="Table77.B3" style:family="table-cell">
      <style:table-cell-properties fo:padding="0.0382in" fo:border-left="none" fo:border-right="none" fo:border-top="none" fo:border-bottom="1pt solid #000000"/>
    </style:style>
    <style:style style:name="Table3" style:family="table">
      <style:table-properties style:width="6.6896in" table:align="left" style:may-break-between-rows="false"/>
    </style:style>
    <style:style style:name="Table3.A" style:family="table-column">
      <style:table-column-properties style:column-width="0.8563in"/>
    </style:style>
    <style:style style:name="Table3.B" style:family="table-column">
      <style:table-column-properties style:column-width="1.4583in"/>
    </style:style>
    <style:style style:name="Table3.A1" style:family="table-cell">
      <style:table-cell-properties fo:padding="0.0382in" fo:border="none"/>
    </style:style>
    <style:style style:name="Table3.B3" style:family="table-cell">
      <style:table-cell-properties fo:padding="0.0382in" fo:border-left="none" fo:border-right="none" fo:border-top="none" fo:border-bottom="1pt solid #000000"/>
    </style:style>
    <style:style style:name="Table164" style:family="table">
      <style:table-properties style:width="6.6896in" table:align="left" style:may-break-between-rows="false"/>
    </style:style>
    <style:style style:name="Table164.A" style:family="table-column">
      <style:table-column-properties style:column-width="0.8563in"/>
    </style:style>
    <style:style style:name="Table164.B" style:family="table-column">
      <style:table-column-properties style:column-width="1.4583in"/>
    </style:style>
    <style:style style:name="Table164.A1" style:family="table-cell">
      <style:table-cell-properties fo:padding="0.0382in" fo:border="none"/>
    </style:style>
    <style:style style:name="Table164.B3" style:family="table-cell">
      <style:table-cell-properties fo:padding="0.0382in" fo:border-left="none" fo:border-right="none" fo:border-top="none" fo:border-bottom="1pt solid #000000"/>
    </style:style>
    <style:style style:name="Table28" style:family="table">
      <style:table-properties style:width="6.6896in" table:align="left" style:may-break-between-rows="false"/>
    </style:style>
    <style:style style:name="Table28.A" style:family="table-column">
      <style:table-column-properties style:column-width="0.8563in"/>
    </style:style>
    <style:style style:name="Table28.B" style:family="table-column">
      <style:table-column-properties style:column-width="5.8333in"/>
    </style:style>
    <style:style style:name="Table28.A1" style:family="table-cell">
      <style:table-cell-properties fo:padding="0.0382in" fo:border="none"/>
    </style:style>
    <style:style style:name="Table76" style:family="table">
      <style:table-properties style:width="6.6896in" table:align="left" style:may-break-between-rows="false"/>
    </style:style>
    <style:style style:name="Table76.A" style:family="table-column">
      <style:table-column-properties style:column-width="0.8563in"/>
    </style:style>
    <style:style style:name="Table76.B" style:family="table-column">
      <style:table-column-properties style:column-width="1.4583in"/>
    </style:style>
    <style:style style:name="Table76.A1" style:family="table-cell">
      <style:table-cell-properties fo:padding="0.0382in" fo:border="none"/>
    </style:style>
    <style:style style:name="Table76.B3" style:family="table-cell">
      <style:table-cell-properties fo:padding="0.0382in" fo:border-left="none" fo:border-right="none" fo:border-top="none" fo:border-bottom="1pt solid #000000"/>
    </style:style>
    <style:style style:name="Table1" style:family="table">
      <style:table-properties style:width="6.6896in" table:align="left" style:may-break-between-rows="false"/>
    </style:style>
    <style:style style:name="Table1.A" style:family="table-column">
      <style:table-column-properties style:column-width="0.8563in"/>
    </style:style>
    <style:style style:name="Table1.B" style:family="table-column">
      <style:table-column-properties style:column-width="5.8333in"/>
    </style:style>
    <style:style style:name="Table1.A1" style:family="table-cell">
      <style:table-cell-properties fo:padding="0.0382in" fo:border="none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cmd_5f_root">
      <style:text-properties officeooo:paragraph-rsid="0003090e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language="en" fo:country="US" officeooo:rsid="00109aaf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24ab5b" officeooo:paragraph-rsid="0024ab5b"/>
    </style:style>
    <style:style style:name="P9" style:family="paragraph" style:parent-style-name="cmd_5f_code_20_Start">
      <style:text-properties officeooo:paragraph-rsid="0024ab5b"/>
    </style:style>
    <style:style style:name="P10" style:family="paragraph" style:parent-style-name="Standard">
      <style:text-properties officeooo:rsid="00109aaf" officeooo:paragraph-rsid="00109aaf"/>
    </style:style>
    <style:style style:name="P11" style:family="paragraph" style:parent-style-name="Heading_20_3">
      <style:text-properties officeooo:paragraph-rsid="00059240"/>
    </style:style>
    <style:style style:name="P12" style:family="paragraph" style:parent-style-name="cmd_5f_root">
      <style:text-properties officeooo:paragraph-rsid="00059240"/>
    </style:style>
    <style:style style:name="P13" style:family="paragraph" style:parent-style-name="Standard">
      <style:text-properties fo:language="en" fo:country="US" officeooo:rsid="00059240"/>
    </style:style>
    <style:style style:name="P14" style:family="paragraph" style:parent-style-name="Standard">
      <style:paragraph-properties fo:text-align="center" style:justify-single-word="false"/>
      <style:text-properties officeooo:rsid="00271648" officeooo:paragraph-rsid="00271648"/>
    </style:style>
    <style:style style:name="P15" style:family="paragraph" style:parent-style-name="Standard">
      <style:text-properties fo:language="en" fo:country="US" officeooo:rsid="0012c0ff" officeooo:paragraph-rsid="0012c0ff" fo:background-color="transparent"/>
    </style:style>
    <style:style style:name="P16" style:family="paragraph" style:parent-style-name="Standard">
      <style:text-properties fo:language="en" fo:country="US" officeooo:paragraph-rsid="00271648"/>
    </style:style>
    <style:style style:name="P17" style:family="paragraph" style:parent-style-name="cmd_5f_code">
      <style:text-properties officeooo:rsid="00271648" officeooo:paragraph-rsid="00271648"/>
    </style:style>
    <style:style style:name="P18" style:family="paragraph" style:parent-style-name="Standard">
      <style:text-properties officeooo:rsid="00271648" officeooo:paragraph-rsid="00271648"/>
    </style:style>
    <style:style style:name="P19" style:family="paragraph" style:parent-style-name="cmd_5f_root">
      <style:text-properties officeooo:paragraph-rsid="0013df79"/>
    </style:style>
    <style:style style:name="P20" style:family="paragraph" style:parent-style-name="cmd_5f_root">
      <style:text-properties officeooo:paragraph-rsid="00271648"/>
    </style:style>
    <style:style style:name="P21" style:family="paragraph" style:parent-style-name="Standard">
      <style:text-properties fo:language="en" fo:country="US" officeooo:rsid="000a0082" officeooo:paragraph-rsid="000a0082"/>
    </style:style>
    <style:style style:name="P22" style:family="paragraph" style:parent-style-name="Standard">
      <style:text-properties fo:language="en" fo:country="US" officeooo:rsid="00143d9a" officeooo:paragraph-rsid="00143d9a"/>
    </style:style>
    <style:style style:name="P23" style:family="paragraph" style:parent-style-name="Standard">
      <style:paragraph-properties fo:text-align="center" style:justify-single-word="false"/>
      <style:text-properties officeooo:rsid="00275270" officeooo:paragraph-rsid="00275270"/>
    </style:style>
    <style:style style:name="P24" style:family="paragraph" style:parent-style-name="Standard">
      <style:text-properties fo:language="en" fo:country="US" officeooo:rsid="001fb0e1" officeooo:paragraph-rsid="001fb0e1" fo:background-color="transparent"/>
    </style:style>
    <style:style style:name="P25" style:family="paragraph" style:parent-style-name="Standard">
      <style:text-properties officeooo:rsid="00275270" officeooo:paragraph-rsid="00275270"/>
    </style:style>
    <style:style style:name="P26" style:family="paragraph" style:parent-style-name="cmd_5f_code">
      <style:text-properties officeooo:rsid="00275270" officeooo:paragraph-rsid="00275270"/>
    </style:style>
    <style:style style:name="P27" style:family="paragraph" style:parent-style-name="cmd_5f_root">
      <style:text-properties officeooo:paragraph-rsid="00275270"/>
    </style:style>
    <style:style style:name="P28" style:family="paragraph" style:parent-style-name="cmd_5f_code_20_Start">
      <style:text-properties officeooo:rsid="00275270" officeooo:paragraph-rsid="00275270"/>
    </style:style>
    <style:style style:name="P29" style:family="paragraph" style:parent-style-name="Standard">
      <style:text-properties fo:language="en" fo:country="US" officeooo:rsid="000b8cd9" officeooo:paragraph-rsid="000b8cd9" fo:background-color="transparent"/>
    </style:style>
    <style:style style:name="P30" style:family="paragraph" style:parent-style-name="Standard">
      <style:paragraph-properties fo:text-align="center" style:justify-single-word="false"/>
      <style:text-properties officeooo:rsid="0029072a" officeooo:paragraph-rsid="0029072a"/>
    </style:style>
    <style:style style:name="P31" style:family="paragraph" style:parent-style-name="Standard">
      <style:text-properties fo:language="en" fo:country="US" officeooo:paragraph-rsid="0029072a" fo:background-color="transparent"/>
    </style:style>
    <style:style style:name="P32" style:family="paragraph" style:parent-style-name="cmd_5f_code">
      <style:text-properties officeooo:rsid="0029072a" officeooo:paragraph-rsid="0029072a"/>
    </style:style>
    <style:style style:name="P33" style:family="paragraph" style:parent-style-name="Standard">
      <style:text-properties fo:language="en" fo:country="US" officeooo:rsid="002a40b9" officeooo:paragraph-rsid="002a40b9" fo:background-color="transparent"/>
    </style:style>
    <style:style style:name="P34" style:family="paragraph" style:parent-style-name="Standard">
      <style:text-properties officeooo:rsid="002a40b9" officeooo:paragraph-rsid="002a40b9"/>
    </style:style>
    <style:style style:name="P35" style:family="paragraph" style:parent-style-name="cmd_5f_code">
      <style:text-properties officeooo:rsid="002a40b9" officeooo:paragraph-rsid="002a40b9"/>
    </style:style>
    <style:style style:name="T1" style:family="text">
      <style:text-properties officeooo:rsid="0024ab5b"/>
    </style:style>
    <style:style style:name="T2" style:family="text">
      <style:text-properties officeooo:rsid="00044380"/>
    </style:style>
    <style:style style:name="T3" style:family="text">
      <style:text-properties officeooo:rsid="00109aaf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5c792"/>
    </style:style>
    <style:style style:name="T7" style:family="text">
      <style:text-properties style:font-name="Courier New" fo:font-size="10.5pt"/>
    </style:style>
    <style:style style:name="T8" style:family="text">
      <style:text-properties officeooo:rsid="00271648"/>
    </style:style>
    <style:style style:name="T9" style:family="text">
      <style:text-properties officeooo:rsid="00059240"/>
    </style:style>
    <style:style style:name="T10" style:family="text">
      <style:text-properties officeooo:rsid="00143d9a"/>
    </style:style>
    <style:style style:name="T11" style:family="text">
      <style:text-properties officeooo:rsid="0013df79"/>
    </style:style>
    <style:style style:name="T12" style:family="text">
      <style:text-properties fo:font-style="normal" officeooo:rsid="00271648" style:font-style-asian="normal" style:font-style-complex="normal"/>
    </style:style>
    <style:style style:name="T13" style:family="text">
      <style:text-properties fo:font-style="normal" officeooo:rsid="00275270" style:font-style-asian="normal" style:font-style-complex="normal"/>
    </style:style>
    <style:style style:name="T14" style:family="text">
      <style:text-properties fo:font-style="normal" officeooo:rsid="0013df79" style:font-style-asian="normal" style:font-style-complex="normal"/>
    </style:style>
    <style:style style:name="T15" style:family="text">
      <style:text-properties officeooo:rsid="00275270"/>
    </style:style>
    <style:style style:name="T16" style:family="text">
      <style:text-properties officeooo:rsid="0029072a"/>
    </style:style>
    <style:style style:name="T17" style:family="text">
      <style:text-properties fo:language="en" fo:country="US" fo:background-color="transparent" loext:char-shading-value="0"/>
    </style:style>
    <style:style style:name="T18" style:family="text">
      <style:text-properties fo:language="en" fo:country="US" officeooo:rsid="002a40b9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text:style-name="Outline">
        <text:list-item>
          <text:h text:style-name="P1" text:outline-level="1"><text:span text:style-name="T1">SENSE</text:span><text:bookmark-start text:name="_scpi_subsys_cap"/><text:span text:style-name="T2"> subsystem</text:span><text:bookmark-end text:name="_scpi_subsys_cap"/></text:h>
        </text:list-item>
      </text:list>
      <text:p text:style-name="P2">The <text:span text:style-name="T1">SENSE</text:span> subsystem controls <text:span text:style-name="T1">how </text:span><text:span text:style-name="T3">measurements and </text:span><text:span text:style-name="T1">are performed</text:span>.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[SENSe:]NPLCycles</text:h>
                </text:list-item>
              </text:list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 table:number-columns-repeated="4"/>
        <table:table-row>
          <table:table-cell table:style-name="Table77.A1" office:value-type="string">
            <text:p text:style-name="Default_5f_nt2">Syntax</text:p>
          </table:table-cell>
          <table:table-cell table:style-name="Table77.A1" table:number-columns-spanned="4" office:value-type="string">
            <text:p text:style-name="cmd_5f_root"><text:bookmark-start text:name="_scpi_nplc"/>[SENSe:]NPLCycles<text:bookmark-end text:name="_scpi_nplc"/> {&lt;<text:span text:style-name="T1">number</text:span>&gt;}</text:p>
            <text:p text:style-name="P3">[SENSe:]NPLCycles<text:bookmark-start text:name="_scpi_nplc2"/>?<text:bookmark-end text:name="_scpi_nplc2"/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Description</text:p>
          </table:table-cell>
          <table:table-cell table:style-name="Table77.A1" table:number-columns-spanned="4" office:value-type="string">
            <text:p text:style-name="P4">This command <text:span text:style-name="T1">set the number of power line cycles (50Hz or 60Hz) all measurement will be averaged over.</text:span></text:p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e77.A1" table:number-rows-spanned="2" office:value-type="string">
            <text:p text:style-name="Default_5f_nt2">Parameters</text:p>
          </table:table-cell>
          <table:table-cell table:style-name="Table77.B3" office:value-type="string">
            <text:p text:style-name="P6">Name</text:p>
          </table:table-cell>
          <table:table-cell table:style-name="Table77.B3" office:value-type="string">
            <text:p text:style-name="P6">Type</text:p>
          </table:table-cell>
          <table:table-cell table:style-name="Table77.B3" office:value-type="string">
            <text:p text:style-name="P6">Range</text:p>
          </table:table-cell>
          <table:table-cell table:style-name="Table77.B3" office:value-type="string">
            <text:p text:style-name="P6">Default</text:p>
          </table:table-cell>
        </table:table-row>
        <table:table-row>
          <table:covered-table-cell table:style-name="Table77.A1"/>
          <table:table-cell table:style-name="Table77.A1" office:value-type="string">
            <text:p text:style-name="P7">&lt;<text:span text:style-name="T1">number</text:span>&gt;</text:p>
          </table:table-cell>
          <table:table-cell table:style-name="Table77.A1" office:value-type="string">
            <text:p text:style-name="P8">NR1</text:p>
          </table:table-cell>
          <table:table-cell table:style-name="Table77.A1" office:value-type="string">
            <text:p text:style-name="P8">1-100</text:p>
          </table:table-cell>
          <table:table-cell table:style-name="Table77.A1" office:value-type="string">
            <text:p text:style-name="P8">25</text:p>
          </table:table-cell>
        </table:table-row>
        <table:table-row>
          <table:table-cell table:style-name="Table77.A1" office:value-type="string">
            <text:p text:style-name="Default_5f_nt2">Return</text:p>
          </table:table-cell>
          <table:table-cell table:style-name="Table77.A1" table:number-columns-spanned="4" office:value-type="string">
            <text:p text:style-name="P4">The query command returns <text:span text:style-name="T1">the current number of power line cycles used to average measurements.</text:span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77.A1" table:number-columns-spanned="4" office:value-type="string">
            <text:p text:style-name="Standard">Set <text:span text:style-name="T1">power line frequency to 50Hz and the averaging to 10, resulting in </text:span><text:span text:style-name="T6">an averaging period of 200ms (5 measurement per second)</text:span>:</text:p>
            <text:p text:style-name="P9"><text:span text:style-name="T1">PLFREQ 50<text:line-break/>NPLC 10</text:span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Errors</text:p>
          </table:table-cell>
          <table:table-cell table:style-name="Table77.A1" table:number-columns-spanned="4" office:value-type="string">
            <text:p text:style-name="cmd_5f_code"><text:span text:style-name="T7"/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Related Commands</text:p>
          </table:table-cell>
          <table:table-cell table:style-name="Table77.A1" table:number-columns-spanned="4" office:value-type="string">
            <text:p text:style-name="P10">[<text:span text:style-name="T6">SENS</text:span>e:]<text:span text:style-name="T6">PLFreq</text:span>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1" text:outline-level="3">[SENSe:]PLFreq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Default_5f_nt2">Syntax</text:p>
          </table:table-cell>
          <table:table-cell table:style-name="Table3.A1" table:number-columns-spanned="4" office:value-type="string">
            <text:p text:style-name="cmd_5f_root"><text:bookmark-start text:name="_scpi_plf"/>[SENSe:]PLFreq<text:bookmark-end text:name="_scpi_plf"/> {&lt;<text:span text:style-name="T8">PLFreq</text:span>&gt;} </text:p>
            <text:p text:style-name="P12"><text:bookmark-start text:name="_scpi_plf2"/><text:span text:style-name="T9">[SENSe:]PLFreq?</text:span><text:bookmark-end text:name="_scpi_plf2"/> 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table:number-columns-spanned="4" office:value-type="string">
            <text:p text:style-name="P2">This command <text:span text:style-name="T8">set the power line frequency used. This is used to match the measurement averaging on this frequency to cancel out power line intereference as much as possible.</text:span></text:p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3.A1" table:number-rows-spanned="2" office:value-type="string">
            <text:p text:style-name="Default_5f_nt2">Parameters</text:p>
          </table:table-cell>
          <table:table-cell table:style-name="Table3.B3" office:value-type="string">
            <text:p text:style-name="P6">Name</text:p>
          </table:table-cell>
          <table:table-cell table:style-name="Table3.B3" office:value-type="string">
            <text:p text:style-name="P6">Type</text:p>
          </table:table-cell>
          <table:table-cell table:style-name="Table3.B3" office:value-type="string">
            <text:p text:style-name="P6">Range</text:p>
          </table:table-cell>
          <table:table-cell table:style-name="Table3.B3" office:value-type="string">
            <text:p text:style-name="P6">Default</text:p>
          </table:table-cell>
        </table:table-row>
        <table:table-row>
          <table:covered-table-cell table:style-name="Table3.A1"/>
          <table:table-cell table:style-name="Table3.A1" office:value-type="string">
            <text:p text:style-name="P7">&lt;<text:span text:style-name="T8">PLFreq</text:span>&gt;</text:p>
          </table:table-cell>
          <table:table-cell table:style-name="Table3.A1" office:value-type="string">
            <text:p text:style-name="P14">Discrete</text:p>
          </table:table-cell>
          <table:table-cell table:style-name="Table3.A1" office:value-type="string">
            <text:p text:style-name="P14">50|60</text:p>
          </table:table-cell>
          <table:table-cell table:style-name="Table3.A1" office:value-type="string">
            <text:p text:style-name="P14">50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3.A1" table:number-columns-spanned="4" office:value-type="string">
            <text:p text:style-name="P16"><text:span text:style-name="T8">Set the power line frequency used for averaging measurments to 50Hz:</text:span></text:p>
            <text:p text:style-name="P17">PLFREQ 50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table:number-columns-spanned="4" office:value-type="string">
            <text:p text:style-name="cmd_5f_code"><text:span text:style-name="T7"/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table:number-columns-spanned="4" office:value-type="string">
            <text:p text:style-name="P18">[SENSe:]NPLCycles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[SENSe]:<text:span text:style-name="T8">*</text:span>:STATistics[:ON]</text:h>
                </text:list-item>
              </text:list>
            </text:list-item>
          </text:list>
        </text:list-item>
      </text:list>
      <table:table table:name="Table164" table:style-name="Table164">
        <table:table-column table:style-name="Table164.A"/>
        <table:table-column table:style-name="Table164.B" table:number-columns-repeated="4"/>
        <table:table-row>
          <table:table-cell table:style-name="Table164.A1" office:value-type="string">
            <text:p text:style-name="Default_5f_nt2">Syntax</text:p>
          </table:table-cell>
          <table:table-cell table:style-name="Table164.A1" table:number-columns-spanned="4" office:value-type="string">
            <text:p text:style-name="cmd_5f_root"><text:bookmark-start text:name="_scpi_curr_stat"/>[SENSe]:CURRent:STATistics[:ON]<text:bookmark-end text:name="_scpi_curr_stat"/> <text:s/><text:span text:style-name="T10">{</text:span>&lt;<text:span text:style-name="T8">bool</text:span><text:span text:style-name="T10">&gt;}</text:span></text:p>
            <text:p text:style-name="P19">[SENSe]:CURRent:STATistics[:ON]<text:bookmark-start text:name="_scpi_curr_stat2"/>?<text:bookmark-end text:name="_scpi_curr_stat2"/></text:p>
            <text:p text:style-name="P20"><text:bookmark-start text:name="_scpi_volt_stat"/>[SENSe]:<text:span text:style-name="T8">VOLTage</text:span>:STATistics[:ON]<text:bookmark-end text:name="_scpi_volt_stat"/> <text:s/><text:span text:style-name="T10">{</text:span>&lt;<text:span text:style-name="T8">bool</text:span><text:span text:style-name="T10">&gt;}</text:span></text:p>
            <text:p text:style-name="P20">[SENSe]:<text:span text:style-name="T8">VOLTage</text:span>:STATistics[:ON]<text:bookmark-start text:name="_scpi_volt_stat2"/>?<text:bookmark-end text:name="_scpi_volt_stat2"/></text:p>
            <text:p text:style-name="P20"><text:bookmark-start text:name="_scpi_pow_stat"/>[SENSe]:<text:span text:style-name="T8">POWer</text:span>:STATistics[:ON]<text:bookmark-end text:name="_scpi_pow_stat"/> <text:s/><text:span text:style-name="T10">{</text:span>&lt;<text:span text:style-name="T8">bool</text:span><text:span text:style-name="T10">&gt;}</text:span></text:p>
            <text:p text:style-name="P20">[SENSe]:<text:span text:style-name="T8">POWer</text:span>:STATistics[:ON]<text:bookmark-start text:name="_scpi_pow_stat2"/>?<text:bookmark-end text:name="_scpi_pow_stat2"/>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Description</text:p>
          </table:table-cell>
          <table:table-cell table:style-name="Table164.A1" table:number-columns-spanned="4" office:value-type="string">
            <text:p text:style-name="P21">Th<text:span text:style-name="T11">ese</text:span> command<text:span text:style-name="T11">s </text:span><text:span text:style-name="T12">toggle the </text:span><text:span text:style-name="T13">active tracking of </text:span><text:span text:style-name="T12">statistics (min, max, avg and count) of different measured values. Statistics can be turned on or off independently for the different measurement. </text:span><text:span text:style-name="T13">When turned off the values will be held. Turning ON will continue to add to the existing measurements.</text:span></text:p>
            <text:p text:style-name="P21"><text:span text:style-name="T14"/></text:p>
            <text:p text:style-name="P22"><text:span text:style-name="T14">T</text:span><text:span text:style-name="T4">he q</text:span><text:span text:style-name="T12">u</text:span><text:span text:style-name="T4">eries return</text:span><text:span text:style-name="T13">s</text:span><text:span text:style-name="T4"> </text:span><text:span text:style-name="T13">whether</text:span><text:span text:style-name="T12"> the statistics are ON (1) or OFF (0) for the corresponding measurement.</text:span></text:p>
          </table:table-cell>
          <table:covered-table-cell/>
          <table:covered-table-cell/>
          <table:covered-table-cell/>
        </table:table-row>
        <table:table-row>
          <table:table-cell table:style-name="Table164.A1" table:number-rows-spanned="2" office:value-type="string">
            <text:p text:style-name="Default_5f_nt2">Parameters</text:p>
          </table:table-cell>
          <table:table-cell table:style-name="Table164.B3" office:value-type="string">
            <text:p text:style-name="P6">Name</text:p>
          </table:table-cell>
          <table:table-cell table:style-name="Table164.B3" office:value-type="string">
            <text:p text:style-name="P6">Type</text:p>
          </table:table-cell>
          <table:table-cell table:style-name="Table164.B3" office:value-type="string">
            <text:p text:style-name="P6">Range</text:p>
          </table:table-cell>
          <table:table-cell table:style-name="Table164.B3" office:value-type="string">
            <text:p text:style-name="P6">Default</text:p>
          </table:table-cell>
        </table:table-row>
        <table:table-row>
          <table:covered-table-cell table:style-name="Table164.A1"/>
          <table:table-cell table:style-name="Table164.A1" office:value-type="string">
            <text:p text:style-name="P7">&lt;<text:span text:style-name="T15">bool</text:span>&gt;</text:p>
          </table:table-cell>
          <table:table-cell table:style-name="Table164.A1" office:value-type="string">
            <text:p text:style-name="P23">Boolean</text:p>
          </table:table-cell>
          <table:table-cell table:style-name="Table164.A1" office:value-type="string">
            <text:p text:style-name="P23">ON|OFF|1|0</text:p>
          </table:table-cell>
          <table:table-cell table:style-name="Table164.A1" office:value-type="string">
            <text:p text:style-name="P23">0</text:p>
          </table:table-cell>
        </table:table-row>
        <table:table-row>
          <table:table-cell table:style-name="Table164.A1" office:value-type="string">
            <text:p text:style-name="Default_5f_nt2">Return</text:p>
          </table:table-cell>
          <table:table-cell table:style-name="Table164.A1" table:number-columns-spanned="4" office:value-type="string">
            <text:p text:style-name="P24">The request return<text:span text:style-name="T15">s 1 for ON and 0 for OFF.</text:span>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64.A1" table:number-columns-spanned="4" office:value-type="string">
            <text:p text:style-name="P25">Turn on capacity statistics measurements for current:</text:p>
            <text:p text:style-name="P26">CURR:STAT ON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Related Commands</text:p>
          </table:table-cell>
          <table:table-cell table:style-name="Table164.A1" table:number-columns-spanned="4" office:value-type="string">
            <text:p text:style-name="P25">[SENSe:]*:STATistics:CLEAR</text:p>
            <text:p text:style-name="P25">FETCh:[SCALAR:]*[:DC]:STATistics?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[SENSe]:<text:span text:style-name="T15">*</text:span>:STATistics:CLEar</text:h>
                </text:list-item>
              </text:list>
            </text:list-item>
          </text:list>
        </text:list-item>
      </text:list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Default_5f_nt2">Syntax</text:p>
          </table:table-cell>
          <table:table-cell table:style-name="Table28.A1" office:value-type="string">
            <text:p text:style-name="cmd_5f_root"><text:bookmark-start text:name="_scpi_curr_stat_clear"/>[SENSe]:CURRent:STATistics:CLEar<text:bookmark-end text:name="_scpi_curr_stat_clear"/></text:p>
            <text:p text:style-name="P27"><text:bookmark-start text:name="_scpi_volt_stat_clear"/>[SENSe]:<text:span text:style-name="T15">VOLTage</text:span>:STATistics:CLEar<text:bookmark-end text:name="_scpi_volt_stat_clear"/></text:p>
            <text:p text:style-name="P27"><text:bookmark-start text:name="_scpi_pow_sat_clear"/>[SENSe]:<text:span text:style-name="T15">POWer</text:span>:STATistics:CLEar<text:bookmark-end text:name="_scpi_pow_sat_clear"/></text:p>
          </table:table-cell>
        </table:table-row>
        <table:table-row>
          <table:table-cell table:style-name="Table28.A1" office:value-type="string">
            <text:p text:style-name="Default_5f_nt2">Description</text:p>
          </table:table-cell>
          <table:table-cell table:style-name="Table28.A1" office:value-type="string">
            <text:p text:style-name="P4">This command clears the <text:span text:style-name="T15">statistics for the corresponding measurement. All values are set to 0.</text:span></text:p>
          </table:table-cell>
        </table:table-row>
        <table:table-row>
          <table:table-cell table:style-name="Table28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28.A1" office:value-type="string">
            <text:p text:style-name="Standard">The following command clears the <text:span text:style-name="T15">current statistics</text:span>:</text:p>
            <text:p text:style-name="P28">CURR:STAT:CLE</text:p>
          </table:table-cell>
        </table:table-row>
        <table:table-row>
          <table:table-cell table:style-name="Table28.A1" office:value-type="string">
            <text:p text:style-name="Default_5f_nt2">Related Commands</text:p>
          </table:table-cell>
          <table:table-cell table:style-name="Table28.A1" office:value-type="string">
            <text:p text:style-name="P25">[SENSe:]*:STATistics[:ON]</text:p>
            <text:p text:style-name="P25">FETCh:[SCALAR:]*[:DC]:STATistics?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[SENSe]:VOLTage:REMote</text:h>
                </text:list-item>
              </text:list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 table:number-columns-repeated="4"/>
        <table:table-row>
          <table:table-cell table:style-name="Table76.A1" office:value-type="string">
            <text:p text:style-name="Default_5f_nt2">Syntax</text:p>
          </table:table-cell>
          <table:table-cell table:style-name="Table76.A1" table:number-columns-spanned="4" office:value-type="string">
            <text:p text:style-name="cmd_5f_root"><text:bookmark-start text:name="_scpi_volt_remote"/>[SENSe]:VOLTage:REMote<text:bookmark-end text:name="_scpi_volt_remote"/> {&lt;<text:span text:style-name="T16">bool</text:span>&gt;}</text:p>
            <text:p text:style-name="cmd_5f_root"><text:bookmark-start text:name="_scpi_volt_remote2"/>[SENSe]:VOLTage:REMote?<text:bookmark-end text:name="_scpi_volt_remote2"/></text:p>
          </table:table-cell>
          <table:covered-table-cell/>
          <table:covered-table-cell/>
          <table:covered-table-cell/>
        </table:table-row>
        <table:table-row>
          <table:table-cell table:style-name="Table76.A1" office:value-type="string">
            <text:p text:style-name="Default_5f_nt2">Description</text:p>
          </table:table-cell>
          <table:table-cell table:style-name="Table76.A1" table:number-columns-spanned="4" office:value-type="string">
            <text:p text:style-name="P4">This command <text:span text:style-name="T16">enables or disables the remote voltage sensing port. Remote sensing can only be changed if the sate of the load is OFF.</text:span></text:p>
            <text:p text:style-name="P4"/>
            <text:p text:style-name="P29">The query returns the current <text:span text:style-name="T16">status of remote sensing.</text:span></text:p>
          </table:table-cell>
          <table:covered-table-cell/>
          <table:covered-table-cell/>
          <table:covered-table-cell/>
        </table:table-row>
        <table:table-row>
          <table:table-cell table:style-name="Table76.A1" table:number-rows-spanned="2" office:value-type="string">
            <text:p text:style-name="Default_5f_nt2">Parameters</text:p>
          </table:table-cell>
          <table:table-cell table:style-name="Table76.B3" office:value-type="string">
            <text:p text:style-name="P6">Name</text:p>
          </table:table-cell>
          <table:table-cell table:style-name="Table76.B3" office:value-type="string">
            <text:p text:style-name="P6">Type</text:p>
          </table:table-cell>
          <table:table-cell table:style-name="Table76.B3" office:value-type="string">
            <text:p text:style-name="P6">Range</text:p>
          </table:table-cell>
          <table:table-cell table:style-name="Table76.B3" office:value-type="string">
            <text:p text:style-name="P6">Default</text:p>
          </table:table-cell>
        </table:table-row>
        <table:table-row>
          <table:covered-table-cell table:style-name="Table76.A1"/>
          <table:table-cell table:style-name="Table76.A1" office:value-type="string">
            <text:p text:style-name="P7">&lt;<text:span text:style-name="T16">bool</text:span>&gt;</text:p>
          </table:table-cell>
          <table:table-cell table:style-name="Table76.A1" office:value-type="string">
            <text:p text:style-name="P30">Boolean</text:p>
          </table:table-cell>
          <table:table-cell table:style-name="Table76.A1" office:value-type="string">
            <text:p text:style-name="P30">ON|OFF|1|0</text:p>
          </table:table-cell>
          <table:table-cell table:style-name="Table76.A1" office:value-type="string">
            <text:p text:style-name="P30">OFF</text:p>
          </table:table-cell>
        </table:table-row>
        <table:table-row>
          <table:table-cell table:style-name="Table76.A1" office:value-type="string">
            <text:p text:style-name="Default_5f_nt2">Return</text:p>
          </table:table-cell>
          <table:table-cell table:style-name="Table76.A1" table:number-columns-spanned="4" office:value-type="string">
            <text:p text:style-name="P4">The query command returns <text:span text:style-name="T16">1 if remote sensing is ON and 0 if remote sensing is OFF.</text:span></text:p>
          </table:table-cell>
          <table:covered-table-cell/>
          <table:covered-table-cell/>
          <table:covered-table-cell/>
        </table:table-row>
        <table:table-row>
          <table:table-cell table:style-name="Table76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76.A1" table:number-columns-spanned="4" office:value-type="string">
            <text:p text:style-name="P31">T<text:span text:style-name="T16">urn remote voltage sensing on:</text:span></text:p>
            <text:p text:style-name="P32">VOLT:REM 1</text:p>
          </table:table-cell>
          <table:covered-table-cell/>
          <table:covered-table-cell/>
          <table:covered-table-cell/>
        </table:table-row>
        <table:table-row>
          <table:table-cell table:style-name="Table76.A1" office:value-type="string">
            <text:p text:style-name="Default_5f_nt2">Related Commands</text:p>
          </table:table-cell>
          <table:table-cell table:style-name="Table76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[SENSe]:VOLTage:REMote:ERRor[:TRIPped]?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Default_5f_nt2">Syntax</text:p>
          </table:table-cell>
          <table:table-cell table:style-name="Table1.A1" office:value-type="string">
            <text:p text:style-name="cmd_5f_root"><text:bookmark-start text:name="_scpi_volt_remote_error"/>[SENSe]:VOLTage:REMote:ERRor[:TRIPped]?<text:bookmark-end text:name="_scpi_volt_remote_error"/></text:p>
          </table:table-cell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office:value-type="string">
            <text:p text:style-name="Standard"><text:span text:style-name="T17">This </text:span><text:span text:style-name="T18">query returns whether a remote voltage sensing was triggerd when the load was on. This causes a protection status.</text:span></text:p>
            <text:p text:style-name="Standard"><text:span text:style-name="T18"/></text:p>
          </table:table-cell>
        </table:table-row>
        <table:table-row>
          <table:table-cell table:style-name="Table1.A1" office:value-type="string">
            <text:p text:style-name="Default_5f_nt2">Return</text:p>
          </table:table-cell>
          <table:table-cell table:style-name="Table1.A1" office:value-type="string">
            <text:p text:style-name="P33">1 if a remote voltage sensing error was detected, 0 otherwise</text:p>
          </table:table-cell>
        </table:table-row>
        <table:table-row>
          <table:table-cell table:style-name="Table1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Default_5f_nt2">Errors</text:p>
          </table:table-cell>
          <table:table-cell table:style-name="Table1.A1" office:value-type="string">
            <text:p text:style-name="P35">None</text:p>
          </table:table-cell>
        </table:table-row>
        <table:table-row>
          <table:table-cell table:style-name="Table1.A1" office:value-type="string">
            <text:p text:style-name="Default_5f_nt2">Related Commands</text:p>
          </table:table-cell>
          <table:table-cell table:style-name="Table1.A1" office:value-type="string">
            <text:p text:style-name="P33">[SENSe:]VOLTage:REMote </text:p>
            <text:p text:style-name="P33">[SOURce:]INPut:PROTection:CLEa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902in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fo:hyphenation-keep="auto" loext:hyphenation-keep-type="column" style:page-number="auto"/>
      <style:text-properties fo:font-size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style:contextual-spacing="false" fo:text-align="start" style:justify-single-word="false" fo:hyphenation-ladder-count="6" fo:hyphenation-keep="auto" loext:hyphenation-keep-type="column" fo:text-indent="-0.2362in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5f_ntt" style:display-name="Default_ntt" style:family="paragraph" style:parent-style-name="Standard" style:master-page-name="">
      <style:paragraph-properties fo:hyphenation-ladder-count="6" fo:hyphenation-keep="auto" loext:hyphenation-keep-type="column" style:page-number="auto"/>
      <style:text-properties fo:font-size="10.5pt" fo:font-weight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style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style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style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1" style:family="paragraph" style:parent-style-name="scpi0" style:master-page-name="">
      <style:paragraph-properties fo:margin-left="0.1965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2" style:family="paragraph" style:parent-style-name="scpi0" style:master-page-name="">
      <style:paragraph-properties fo:margin-left="0.3937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3" style:family="paragraph" style:parent-style-name="scpi0" style:master-page-name="">
      <style:paragraph-properties fo:margin-left="0.5902in" fo:margin-right="0in" fo:margin-top="0in" fo:margin-bottom="0in" style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style:contextual-spacing="false" fo:hyphenation-ladder-count="6" fo:hyphenation-keep="auto" loext:hyphenation-keep-type="column" style:page-number="auto"/>
      <style:text-properties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style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style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0.9839in" fo:margin-right="0in" fo:margin-top="0in" fo:margin-bottom="0in" style:contextual-spacing="false" fo:text-indent="0in" style:auto-text-indent="false"/>
    </style:style>
    <style:style style:name="equation" style:family="paragraph" style:parent-style-name="Standard">
      <style:paragraph-properties fo:margin-left="0.3937in" fo:margin-right="0in" fo:margin-top="0.0783in" fo:margin-bottom="0.0783in" style:contextual-spacing="false" fo:text-indent="0in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style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style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style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style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style:contextual-spacing="false" fo:text-indent="-0.2362in" style:auto-text-indent="false" style:page-number="auto" style:writing-mode="page">
        <style:tab-stops/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Default_5f_nt2" style:display-name="Default_nt2" style:family="paragraph" style:next-style-name="Standard">
      <style:text-properties fo:font-size="10pt" fo:font-weight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7. SENS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>7. SENSE subsystem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6" draw:style-name="Mdp1" style:next-style-name="master_5f_right_20_page"/>
    <style:master-page style:name="master_5f_right_20_page" style:display-name="master_right page" style:page-layout-name="Mpm7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8:35:30.622277539</meta:creation-date>
    <meta:editing-duration>P0D</meta:editing-duration>
    <meta:editing-cycles>1</meta:editing-cycles>
    <meta:generator>LibreOffice/24.8.1.2$MacOSX_AARCH64 LibreOffice_project/87fa9aec1a63e70835390b81c40bb8993f1d4ff6</meta:generator>
    <meta:keyword>SCPI</meta:keyword>
    <meta:keyword>IEEE 488</meta:keyword>
    <meta:keyword>Remote control</meta:keyword>
    <meta:keyword>Programming reference</meta:keyword>
    <dc:title>7. SENSe</dc:title>
    <meta:document-statistic meta:table-count="6" meta:image-count="0" meta:object-count="0" meta:page-count="3" meta:paragraph-count="128" meta:word-count="437" meta:character-count="3251" meta:non-whitespace-character-count="2942"/>
    <meta:user-defined meta:name="WebPublish_HTML_Profile">HTML</meta:user-defined>
    <meta:user-defined meta:name="WebPublish_Post_PageId">917</meta:user-defined>
    <meta:user-defined meta:name="WebPublish_Post_PostAsPage">1</meta:user-defined>
    <meta:user-defined meta:name="WebPublish_Post_PostType">page</meta:user-defined>
    <meta:user-defined meta:name="WebPublish_Post_Profile" meta:value-type="string">www.envox.eu</meta:user-defined>
    <meta:user-defined meta:name="WebPublish_Post_PublishOption" meta:value-type="string">Publish now</meta:user-defined>
  </office:meta>
</office:document-meta>
</file>